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paragraph-rsid="011c2009" style:font-weight-asian="bold" style:font-weight-complex="bold"/>
    </style:style>
    <style:style style:name="P2" style:family="paragraph" style:parent-style-name="Text_20_body">
      <style:text-properties officeooo:paragraph-rsid="02039fb3"/>
    </style:style>
    <style:style style:name="P3" style:family="paragraph" style:parent-style-name="Text_20_body">
      <style:text-properties officeooo:rsid="021521a3" officeooo:paragraph-rsid="021fcace"/>
    </style:style>
    <style:style style:name="P4" style:family="paragraph" style:parent-style-name="Text_20_body">
      <style:text-properties officeooo:paragraph-rsid="021521a3"/>
    </style:style>
    <style:style style:name="P5" style:family="paragraph" style:parent-style-name="Text_20_body">
      <style:text-properties officeooo:paragraph-rsid="0215c429"/>
    </style:style>
    <style:style style:name="P6" style:family="paragraph" style:parent-style-name="Text_20_body">
      <style:text-properties officeooo:rsid="02167caf" officeooo:paragraph-rsid="02167caf"/>
    </style:style>
    <style:style style:name="P7" style:family="paragraph" style:parent-style-name="Text_20_body">
      <style:text-properties officeooo:paragraph-rsid="021859bf"/>
    </style:style>
    <style:style style:name="P8" style:family="paragraph" style:parent-style-name="Text_20_body">
      <style:text-properties officeooo:rsid="021859bf" officeooo:paragraph-rsid="021521a3"/>
    </style:style>
    <style:style style:name="P9" style:family="paragraph" style:parent-style-name="Text_20_body">
      <style:text-properties officeooo:rsid="021859bf" officeooo:paragraph-rsid="021859bf"/>
    </style:style>
    <style:style style:name="P10" style:family="paragraph" style:parent-style-name="Text_20_body">
      <style:text-properties officeooo:rsid="021859bf" officeooo:paragraph-rsid="021ffa0a"/>
    </style:style>
    <style:style style:name="P11" style:family="paragraph" style:parent-style-name="Text_20_body">
      <style:text-properties officeooo:paragraph-rsid="021a18a5"/>
    </style:style>
    <style:style style:name="P12" style:family="paragraph" style:parent-style-name="Text_20_body">
      <style:text-properties officeooo:paragraph-rsid="021c0238"/>
    </style:style>
    <style:style style:name="P13" style:family="paragraph" style:parent-style-name="Text_20_body">
      <style:text-properties officeooo:paragraph-rsid="021def90"/>
    </style:style>
    <style:style style:name="P14" style:family="paragraph" style:parent-style-name="Text_20_body">
      <style:text-properties officeooo:rsid="02067daa" officeooo:paragraph-rsid="021fcace"/>
    </style:style>
    <style:style style:name="P15" style:family="paragraph" style:parent-style-name="Text_20_body">
      <style:text-properties officeooo:paragraph-rsid="021fca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c951" style:font-weight-asian="bold" style:font-weight-complex="bold"/>
    </style:style>
    <style:style style:name="T3" style:family="text">
      <style:text-properties fo:font-weight="bold" officeooo:rsid="0147670a" style:font-weight-asian="bold" style:font-weight-complex="bold"/>
    </style:style>
    <style:style style:name="T4" style:family="text">
      <style:text-properties fo:font-weight="bold" officeooo:rsid="021521a3" style:font-weight-asian="bold" style:font-weight-complex="bold"/>
    </style:style>
    <style:style style:name="T5" style:family="text">
      <style:text-properties fo:font-weight="bold" officeooo:rsid="0215c429" style:font-weight-asian="bold" style:font-weight-complex="bold"/>
    </style:style>
    <style:style style:name="T6" style:family="text">
      <style:text-properties fo:font-weight="bold" officeooo:rsid="0215dff0" style:font-weight-asian="bold" style:font-weight-complex="bold"/>
    </style:style>
    <style:style style:name="T7" style:family="text">
      <style:text-properties fo:font-weight="bold" officeooo:rsid="021859bf" style:font-weight-asian="bold" style:font-weight-complex="bold"/>
    </style:style>
    <style:style style:name="T8" style:family="text">
      <style:text-properties fo:font-weight="bold" officeooo:rsid="021a18a5" style:font-weight-asian="bold" style:font-weight-complex="bold"/>
    </style:style>
    <style:style style:name="T9" style:family="text">
      <style:text-properties fo:font-weight="bold" officeooo:rsid="021a6321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1521a3" style:font-weight-asian="normal" style:font-weight-complex="normal"/>
    </style:style>
    <style:style style:name="T12" style:family="text">
      <style:text-properties fo:font-weight="normal" officeooo:rsid="0215c429" style:font-weight-asian="normal" style:font-weight-complex="normal"/>
    </style:style>
    <style:style style:name="T13" style:family="text">
      <style:text-properties fo:font-weight="normal" officeooo:rsid="0215dff0" style:font-weight-asian="normal" style:font-weight-complex="normal"/>
    </style:style>
    <style:style style:name="T14" style:family="text">
      <style:text-properties fo:font-weight="normal" officeooo:rsid="02167caf" style:font-weight-asian="normal" style:font-weight-complex="normal"/>
    </style:style>
    <style:style style:name="T15" style:family="text">
      <style:text-properties fo:font-weight="normal" officeooo:rsid="021859bf" style:font-weight-asian="normal" style:font-weight-complex="normal"/>
    </style:style>
    <style:style style:name="T16" style:family="text">
      <style:text-properties fo:font-weight="normal" officeooo:rsid="021a6321" style:font-weight-asian="normal" style:font-weight-complex="normal"/>
    </style:style>
    <style:style style:name="T17" style:family="text">
      <style:text-properties fo:font-weight="normal" officeooo:rsid="021c0238" style:font-weight-asian="normal" style:font-weight-complex="normal"/>
    </style:style>
    <style:style style:name="T18" style:family="text">
      <style:text-properties fo:font-weight="normal" officeooo:rsid="021def90" style:font-weight-asian="normal" style:font-weight-complex="normal"/>
    </style:style>
    <style:style style:name="T19" style:family="text">
      <style:text-properties fo:font-weight="normal" officeooo:rsid="021fcace" style:font-weight-asian="normal" style:font-weight-complex="normal"/>
    </style:style>
    <style:style style:name="T20" style:family="text">
      <style:text-properties officeooo:rsid="00e51007"/>
    </style:style>
    <style:style style:name="T21" style:family="text">
      <style:text-properties officeooo:rsid="01f9c472"/>
    </style:style>
    <style:style style:name="T22" style:family="text">
      <style:text-properties officeooo:rsid="0202abab"/>
    </style:style>
    <style:style style:name="T23" style:family="text">
      <style:text-properties style:text-position="super 58%" fo:font-weight="normal" style:font-weight-asian="normal" style:font-weight-complex="normal"/>
    </style:style>
    <style:style style:name="T24" style:family="text">
      <style:text-properties style:text-position="super 58%" fo:font-weight="normal" officeooo:rsid="02167caf" style:font-weight-asian="normal" style:font-weight-complex="normal"/>
    </style:style>
    <style:style style:name="T25" style:family="text">
      <style:text-properties style:text-position="0% 100%"/>
    </style:style>
    <style:style style:name="T26" style:family="text">
      <style:text-properties style:text-position="0% 100%" officeooo:rsid="02167caf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CB IT Stuff recording <text:span text:style-name="T22">8 March</text:span> 201<text:span text:style-name="T21">7</text:span> transmission <text:span text:style-name="T22">9/10 March 2017<text:line-break/>Recording Carts: <text:s text:c="29"/>Our Carts: </text:span></text:p>
      <text:p text:style-name="P2"><text:span text:style-name="T2">[0]</text:span><text:span text:style-name="T20"> Hello everybody, welcome once again to IT Stuff, the BCB show with burnt out USB sockets. What happened Dick? In the show...</text:span></text:p>
      <text:p text:style-name="P14"><text:span text:style-name="T1">[2 Min]</text:span><text:span text:style-name="T6"> CIA Wikileaks </text:span><text:span text:style-name="T16">mostly IOS and Android</text:span><text:span text:style-name="T15">. </text:span><text:span text:style-name="T16">Paid-for exploits. Samsung TVs (Weeping Angel). Exfiltrate by pretending to run VLC or a virus scan.</text:span><text:span text:style-name="T15"> </text:span><text:span text:style-name="T16">We're all vulnerable now. </text:span><text:span text:style-name="T15">Conspiracy theories </text:span><text:span text:style-name="T16">(why now?)</text:span></text:p>
      <text:p text:style-name="P15"><text:span text:style-name="T3">[</text:span><text:span text:style-name="T9">5</text:span><text:span text:style-name="T4"> Min] </text:span><text:span text:style-name="T7">Evil Teddy Bear</text:span><text:span text:style-name="T17">(by </text:span><text:span text:style-name="T15">“</text:span><text:span text:style-name="T17">Cloudpets”)</text:span><text:span text:style-name="T15"> </text:span><text:span text:style-name="T17">internet connected, if you're separated from your child you can exchange msgs,</text:span><text:span text:style-name="T15"> </text:span><text:span text:style-name="T17">leaked 800 thousand accounts &amp; 2 million recordings all unprotected (Shodan) hackers locked it and held the company to ransom</text:span><text:span text:style-name="T18">, wiped it when company didn't respond</text:span><text:span text:style-name="T7"><text:line-break/>Evil Cayla Doll </text:span><text:span text:style-name="T15">Genesis Toys “Cayla” doll banned </text:span><text:span text:style-name="T18">in Germany as</text:span><text:span text:style-name="T15"> an illegal surveillance device, "a bluetooth headset, dressed up as a doll." </text:span><text:span text:style-name="T18">The agency's rules </text:span><text:a xlink:type="simple" xlink:href="https://www.bundesnetzagentur.de/DE/Sachgebiete/Telekommunikation/Unternehmen_Institutionen/Anbieterpflichten/Datenschutz/MissbrauchSendeanlagen/Sendeanlagen-node.html" office:target-frame-name="_blank" xlink:show="new" text:style-name="Internet_20_link" text:visited-style-name="Visited_20_Internet_20_Link"><text:span text:style-name="T18">state</text:span></text:a><text:span text:style-name="T18"> that buyers of unlawful espionage devices may be required to destroy them and to provide proof of destruction in the form of a confirmation letter from a waste management facility.</text:span></text:p>
      <text:p text:style-name="P3"><text:span text:style-name="T3">[</text:span><text:span text:style-name="T9">7</text:span><text:span text:style-name="T1"> Min] </text:span><text:span text:style-name="T6">April the Giraffe </text:span><text:span text:style-name="T13">Animal Adventure Park</text:span><text:span text:style-name="T15"> </text:span><text:span text:style-name="T18">New York livestream on Youtube was reported explicit and contained nudity, two weeks later &amp; still waiting</text:span></text:p>
      <text:p text:style-name="P3"><text:span text:style-name="T1">[</text:span><text:span text:style-name="T9">9</text:span><text:span text:style-name="T1"> Min] </text:span><text:span text:style-name="T7">Nintendo Cartridges tas</text:span><text:span text:style-name="T9">t</text:span><text:span text:style-name="T7">e bitter</text:span><text:span text:style-name="T9"> </text:span><text:span text:style-name="T18">doped with denatonium benzoate to make them taste bitter and stop kids swallowing them (also used to stop kids biting their nails) Grauniad bloke “took a fairly meaty lick of the top half of the cartridge” “it’s just a pure, concentrated dose of unpleasantness”<text:line-break/></text:span><text:span text:style-name="T9">Teletext Art </text:span><text:span text:style-name="T17">Cambridge end of Feb 'Block Party' came from US &amp; Sweden, broadcast in Germany (ARD) http://teletextart.co.uk/</text:span></text:p>
      <text:p text:style-name="P10"><text:span text:style-name="T3">[</text:span><text:span text:style-name="T4">1</text:span><text:span text:style-name="T1">3</text:span><text:span text:style-name="T4"> Min] World Of Stuff<text:line-break/>LORAWAN</text:span><text:span text:style-name="T11"> </text:span><text:span text:style-name="T19">retrospective The Things Network ; social care Incommunities; dehydration </text:span><text:span text:style-name="T11">launch<text:line-break/></text:span><text:span text:style-name="T4">Pi Zero W </text:span><text:span text:style-name="T10">“</text:span><text:span text:style-name="T19">around” 8 quid (yeah 9 more like)</text:span><text:span text:style-name="T4"><text:line-break/>AMD Ryzen </text:span><text:span text:style-name="T19">500 quid (half Intel 6900K but still!)</text:span></text:p>
      <text:p text:style-name="P11"><text:span text:style-name="T3">[</text:span><text:span text:style-name="T6">1</text:span><text:span text:style-name="T7">6</text:span><text:span text:style-name="T6"> Min] </text:span><text:span text:style-name="T7">YouTubez of the Month<text:line-break/></text:span><text:span text:style-name="T8">https://www.youtube.com/user/mediacccde Chaos Communication Congress 2016</text:span></text:p>
      <text:p text:style-name="P5"><text:span text:style-name="T3">[</text:span><text:span text:style-name="T5">19</text:span><text:span text:style-name="T4"> Min] Upcoming Events<text:line-break/></text:span><text:span text:style-name="T12">Ladies Of Code Leeds https://www.meetup.com/Ladies-of-Code-Leeds/<text:line-break/>Thu Mar 30 6:30 PM Docker more than 30 signed up already</text:span></text:p>
      <text:p text:style-name="P5"><text:span text:style-name="T12">Coder Dojo https://bradford-coderdojo.github.io </text:span><text:span text:style-name="T10">25 Mar 2017 at 09:30 - 12:00</text:span><text:span text:style-name="T12"><text:line-break/>Tell us about </text:span><text:a xlink:type="simple" xlink:href="https://bradford-coderdojo.github.io/project/turnips" text:style-name="Internet_20_link" text:visited-style-name="Visited_20_Internet_20_Link"><text:span text:style-name="T12">Louisa’s turnip project</text:span></text:a><text:span text:style-name="T12"> and </text:span><text:a xlink:type="simple" xlink:href="https://bradford-coderdojo.github.io/test/bltm" text:style-name="Internet_20_link" text:visited-style-name="Visited_20_Internet_20_Link"><text:span text:style-name="T12">Game Project BLTM!</text:span></text:a></text:p>
      <text:p text:style-name="P12"><text:span text:style-name="T12">Leeds events </text:span><text:span text:style-name="T13">end of April<text:line-break/>Leeds </text:span><text:span text:style-name="T15">International </text:span><text:span text:style-name="T13">Festival 22/30 </text:span><text:span text:style-name="T15">good tech strand </text:span><text:span text:style-name="T17">http://leedsinternationalfestival.com/</text:span><text:span text:style-name="T13"><text:line-break/>Leeds Digital Festival </text:span><text:span text:style-name="T17">http://leedsdigitalfestival.org </text:span><text:span text:style-name="T13">22/29 April </text:span><text:span text:style-name="T14">(smells businessy, but Algorave 28th)</text:span></text:p>
      <text:p text:style-name="P4"><text:span text:style-name="T3">[</text:span><text:span text:style-name="T4">2</text:span><text:span text:style-name="T6">5</text:span><text:span text:style-name="T4"> Min] Musicstuffs</text:span><text:bookmark text:name="eow-title"/><text:span text:style-name="T4"><text:line-break/></text:span><text:span text:style-name="T10">Kill V. Maim</text:span><text:span text:style-name="T11"> by Grimes </text:span><text:span text:style-name="T13">[4min 04 sec]</text:span><text:span text:style-name="T11"><text:line-break/>https://youtu.be/c2EJMd7ZN7w</text:span></text:p>
      <text:p text:style-name="P8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Arial Unicode MS" style:font-family-asian="'Arial Unicode MS'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0:40:21.943372363</meta:creation-date>
    <dc:date>2017-03-08T13:53:21.407201502</dc:date>
    <meta:editing-duration>PT12H36M40S</meta:editing-duration>
    <meta:editing-cycles>93</meta:editing-cycles>
    <meta:generator>LibreOffice/5.2.1.2$Linux_X86_64 LibreOffice_project/20m0$Build-2</meta:generator>
    <meta:document-statistic meta:table-count="0" meta:image-count="0" meta:object-count="0" meta:page-count="1" meta:paragraph-count="12" meta:word-count="387" meta:character-count="2562" meta:non-whitespace-character-count="2157"/>
  </office:meta>
</office:document-meta>
</file>